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SessionFlushingTests.saveJuergenWith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ibernateSessionFlushingTests.saveJuergenWithNull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bernateSessionFlush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SessionFlushingTests.updateSamWithNullDriversLicenseWithoutSession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SessionFlushingTests.findS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ibernateSessionFlushingTests.findSamWithReadOnly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bernateSessionFlushingTests.updateSamWithNullDriversLicenseWithSession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ibernateSessionFlushingTests.updateSamWithNull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